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3mm"/>
    </style:style>
    <style:style style:name="co2" style:family="table-column">
      <style:table-column-properties fo:break-before="auto" style:column-width="74.03mm"/>
    </style:style>
    <style:style style:name="co3" style:family="table-column">
      <style:table-column-properties fo:break-before="auto" style:column-width="104.58mm"/>
    </style:style>
    <style:style style:name="co4" style:family="table-column">
      <style:table-column-properties fo:break-before="auto" style:column-width="130.67mm"/>
    </style:style>
    <style:style style:name="co5" style:family="table-column">
      <style:table-column-properties fo:break-before="auto" style:column-width="49.53mm"/>
    </style:style>
    <style:style style:name="co6" style:family="table-column">
      <style:table-column-properties fo:break-before="auto" style:column-width="44.52mm"/>
    </style:style>
    <style:style style:name="co7" style:family="table-column">
      <style:table-column-properties fo:break-before="auto" style:column-width="21.06mm"/>
    </style:style>
    <style:style style:name="co8" style:family="table-column">
      <style:table-column-properties fo:break-before="auto" style:column-width="48.74mm"/>
    </style:style>
    <style:style style:name="co9" style:family="table-column">
      <style:table-column-properties fo:break-before="auto" style:column-width="18.7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47.4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5.52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1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99ff33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fo:background-color="#66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0" draw:style-name="gr1" draw:text-style-name="P1" svg:width="160.01mm" svg:height="89.85mm" svg:x="167.18mm" svg:y="170.17mm">
            <draw:object draw:notify-on-update-of-ranges="Tabelle1.E39:Tabelle1.E46 Tabelle1.F38:Tabelle1.F38 Tabelle1.F39:Tabelle1.F46 Tabelle1.G38:Tabelle1.G38 Tabelle1.G39:Tabelle1.G4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2" table:default-cell-style-name="Default"/>
        <table:table-row table:style-name="ro1">
          <table:table-cell/>
          <table:table-cell table:style-name="ce1" office:value-type="string" calcext:value-type="string">
            <text:p>Contract Requirement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Unterteilung in Systemrequirements/Softwarerequirements</text:p>
          </table:table-cell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Aufwandsschätzung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riorität</text:p>
          </table:table-cell>
          <table:table-cell table:style-name="ce1" office:value-type="string" calcext:value-type="string">
            <text:p>Kommentar</text:p>
          </table:table-cell>
          <table:table-cell table:number-columns-repeated="2"/>
          <table:table-cell office:value-type="string" calcext:value-type="string">
            <text:p>Prioritä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/>
          <table:table-cell table:number-columns-repeated="2"/>
          <table:table-cell table:style-name="ce9" office:value-type="string" calcext:value-type="string">
            <text:p>low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asierend auf SpaceInvaders/Breakout</text:p>
          </table:table-cell>
          <table:table-cell table:style-name="ce2" office:value-type="string" calcext:value-type="string" table:number-columns-spanned="1" table:number-rows-spanned="9">
            <text:p>Implementierung der grundlegenden Funktionen des Spiels.</text:p>
          </table:table-cell>
          <table:table-cell office:value-type="string" calcext:value-type="string">
            <text:p>Spielentscheidung</text:p>
          </table:table-cell>
          <table:table-cell table:style-name="ce4" office:value-type="string" calcext:value-type="string">
            <text:p>Sprint 1 (<text:span text:style-name="T1">6.10 bis 14.10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style-name="ce3" office:value-type="string" calcext:value-type="string">
            <text:p>Es wurde sich für Breakout entschieden</text:p>
          </table:table-cell>
          <table:table-cell table:number-columns-repeated="2"/>
          <table:table-cell table:style-name="ce7" office:value-type="string" calcext:value-type="string">
            <text:p>middle</text:p>
          </table:table-cell>
          <table:table-cell table:number-columns-repeated="1012"/>
        </table:table-row>
        <table:table-row table:style-name="ro4">
          <table:table-cell table:number-columns-repeated="2"/>
          <table:covered-table-cell table:style-name="ce2"/>
          <table:table-cell office:value-type="string" calcext:value-type="string">
            <text:p>Oberfläche implementiert</text:p>
          </table:table-cell>
          <table:table-cell table:style-name="ce4" office:value-type="string" calcext:value-type="string">
            <text:p>Sprint 2 (<text:span text:style-name="T1">14.10 bis 21.10)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high</text:p>
          </table:table-cell>
          <table:table-cell table:number-columns-repeated="1012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Engine Entscheidung</text:p>
          </table:table-cell>
          <table:table-cell table:style-name="ce4" office:value-type="string" calcext:value-type="string">
            <text:p>Sprint 1 (<text:span text:style-name="T1">6.10 bis 14.10)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style-name="ce3" office:value-type="string" calcext:value-type="string">
            <text:p>Es wird Phaser als Gameengine herangezogen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Leben hinzufüg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 table:style-name="ce5" office:value-type="string" calcext:value-type="string">
            <text:p>1.5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Physics für Spiel einbau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Einspielermodus</text:p>
          </table:table-cell>
          <table:table-cell table:style-name="ce4" office:value-type="string" calcext:value-type="string">
            <text:p>Sprint 2 (14.10 bis 21.10)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number-columns-repeated="1016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Steuerung über Maus und Tastatur</text:p>
          </table:table-cell>
          <table:table-cell table:style-name="ce4" office:value-type="string" calcext:value-type="string">
            <text:p>Sprint 2 (14.10 bis 21.10)</text:p>
          </table:table-cell>
          <table:table-cell table:style-name="ce5" office:value-type="string" calcext:value-type="string">
            <text:p>1.5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Startmenü erstellen</text:p>
          </table:table-cell>
          <table:table-cell table:style-name="ce4" office:value-type="string" calcext:value-type="string">
            <text:p>Sprint 4 (<text:span text:style-name="T1">28.10 bis 05.11)</text:span>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Settings hinzufügen (für Soundeffekte, Levelauswahl, Schwierigkeit)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Graphiken hinzufügen</text:p>
          </table:table-cell>
          <table:table-cell table:style-name="ce4" office:value-type="string" calcext:value-type="string">
            <text:p>Sprint 3 – 6</text:p>
          </table: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style-name="ce3" office:value-type="string" calcext:value-type="string">
            <text:p>Je 4 h werden auf die betroffenen Sprints aufgeteil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indestens 3 Level</text:p>
          </table:table-cell>
          <table:table-cell table:style-name="ce2" office:value-type="string" calcext:value-type="string" table:number-columns-spanned="1" table:number-rows-spanned="3">
            <text:p>Implementierung der verschiedenen Level</text:p>
          </table:table-cell>
          <table:table-cell office:value-type="string" calcext:value-type="string">
            <text:p>Level 1</text:p>
          </table:table-cell>
          <table:table-cell table:style-name="ce4" office:value-type="string" calcext:value-type="string">
            <text:p>Sprint 2 (14.10 bis 21.10)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Level 2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Open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Level 3</text:p>
          </table:table-cell>
          <table:table-cell table:style-name="ce4"/>
          <table:table-cell table:style-name="ce5" office:value-type="string" calcext:value-type="string">
            <text:p>2.5</text:p>
          </table:table-cell>
          <table:table-cell table:style-name="ce8" office:value-type="string" calcext:value-type="string">
            <text:p>Open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chwierigkeit pro Level</text:p>
          </table:table-cell>
          <table:table-cell table:style-name="ce2" office:value-type="string" calcext:value-type="string" table:number-columns-spanned="1" table:number-rows-spanned="2">
            <text:p>Schwierigkeit steigt pro Level oder nach Konfiguration</text:p>
          </table:table-cell>
          <table:table-cell office:value-type="string" calcext:value-type="string">
            <text:p>Schwierigkeit im Startmenü wählbar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chwierigkeit pro Level erhöht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Open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unkte</text:p>
          </table:table-cell>
          <table:table-cell table:style-name="ce2" office:value-type="string" calcext:value-type="string" table:number-columns-spanned="1" table:number-rows-spanned="2">
            <text:p>Spiel bietet Bonuspunkte bei speziellen Ereignissen.</text:p>
          </table:table-cell>
          <table:table-cell office:value-type="string" calcext:value-type="string">
            <text:p>Punktezähler hinzufüg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Bonuspunkte hinzufügen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Open</text:p>
          </table:table-cell>
          <table:table-cell table:style-name="ce9" office:value-type="string" calcext:value-type="string">
            <text:p>low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asteregg</text:p>
          </table:table-cell>
          <table:table-cell table:style-name="ce2" office:value-type="string" calcext:value-type="string">
            <text:p>Das Spiel soll mindestens ein Easteregg enthalten.</text:p>
          </table:table-cell>
          <table:table-cell office:value-type="string" calcext:value-type="string">
            <text:p>Easteregg hinzufügen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Open</text:p>
          </table:table-cell>
          <table:table-cell table:style-name="ce9" office:value-type="string" calcext:value-type="string">
            <text:p>low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oundeffekte</text:p>
          </table:table-cell>
          <table:table-cell table:style-name="ce2" office:value-type="string" calcext:value-type="string">
            <text:p>Das Spiel soll verschiedene Soundeffekte enthalten.</text:p>
          </table:table-cell>
          <table:table-cell table:style-name="ce3" office:value-type="string" calcext:value-type="string">
            <text:p>Sound hinzufügen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Hintergrundmusik</text:p>
          </table:table-cell>
          <table:table-cell table:style-name="ce2" office:value-type="string" calcext:value-type="string">
            <text:p>Das Spiel soll Hintergrundmusik während dem Spiel enthalten.</text:p>
          </table:table-cell>
          <table:table-cell table:style-name="ce3" office:value-type="string" calcext:value-type="string">
            <text:p>Hintergrundmusik hinzufügen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Feauterentwicklung </text:p>
          </table:table-cell>
          <table:table-cell table:style-name="ce2" office:value-type="string" calcext:value-type="string" table:number-columns-spanned="1" table:number-rows-spanned="2">
            <text:p>Das Spiel soll neue Ideen enthalten.</text:p>
          </table:table-cell>
          <table:table-cell table:style-name="ce3" office:value-type="string" calcext:value-type="string">
            <text:p>Powerups hinzufügen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Open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table:style-name="ce3" office:value-type="string" calcext:value-type="string">
            <text:p>…</text:p>
          </table:table-cell>
          <table:table-cell/>
          <table:table-cell table:style-name="ce5"/>
          <table:table-cell table:style-name="ce8" office:value-type="string" calcext:value-type="string">
            <text:p>Open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mputerspielmodus</text:p>
          </table:table-cell>
          <table:table-cell table:style-name="ce2" office:value-type="string" calcext:value-type="string">
            <text:p>Das Spiel soll eine KI enthalten, die selbst spielen kann.</text:p>
          </table:table-cell>
          <table:table-cell table:style-name="ce3" office:value-type="string" calcext:value-type="string">
            <text:p>KI-Modus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Open</text:p>
          </table:table-cell>
          <table:table-cell table:style-name="ce10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utzung über Smartphone/Tablet</text:p>
          </table:table-cell>
          <table:table-cell table:style-name="ce2"/>
          <table:table-cell office:value-type="string" calcext:value-type="string">
            <text:p>Nutzung Smartphone/Tablet <text:s/>(seit Sprint 4)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Open</text:p>
          </table:table-cell>
          <table:table-cell table:style-name="ce10" office:value-type="string" calcext:value-type="string">
            <text:p>middle</text:p>
          </table:table-cell>
          <table:table-cell table:style-name="ce3" office:value-type="string" calcext:value-type="string">
            <text:p>Steuerung muss andersweitig ergänzt werde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piegelung</text:p>
          </table:table-cell>
          <table:table-cell table:style-name="ce2" office:value-type="string" calcext:value-type="string">
            <text:p>Der Spieler ist am oberen Rand und die Steuerung ist vertauscht.</text:p>
          </table:table-cell>
          <table:table-cell office:value-type="string" calcext:value-type="string">
            <text:p>Spiegelung <text:s/>(seit Sprint 4)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Open</text:p>
          </table:table-cell>
          <table:table-cell table:style-name="ce8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vel-Editor</text:p>
          </table:table-cell>
          <table:table-cell table:style-name="ce2" office:value-type="string" calcext:value-type="string" table:number-columns-spanned="1" table:number-rows-spanned="2">
            <text:p>Der Spieler soll Level selbst erzeugen und gestalten können.</text:p>
          </table:table-cell>
          <table:table-cell office:value-type="string" calcext:value-type="string">
            <text:p>Level Editor (seit Sprint 4)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Open</text:p>
          </table:table-cell>
          <table:table-cell table:style-name="ce10" office:value-type="string" calcext:value-type="string">
            <text:p>middle</text:p>
          </table:table-cell>
          <table:table-cell table:style-name="ce3" office:value-type="string" calcext:value-type="string">
            <text:p>abhängig davon, wie weit wir kommen</text:p>
          </table:table-cell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peicherung <text:s/>(seit Sprint 4)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Open</text:p>
          </table:table-cell>
          <table:table-cell table:style-name="ce10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ideo-Rekorder Funktion</text:p>
          </table:table-cell>
          <table:table-cell table:style-name="ce2" office:value-type="string" calcext:value-type="string" table:number-columns-spanned="1" table:number-rows-spanned="2">
            <text:p>Das Spiel soll eine Aufnahme Funktion enthalten.</text:p>
          </table:table-cell>
          <table:table-cell office:value-type="string" calcext:value-type="string">
            <text:p>Aufnahme <text:s/>(seit Sprint 4)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Open</text:p>
          </table:table-cell>
          <table:table-cell table:style-name="ce9" office:value-type="string" calcext:value-type="string">
            <text:p>low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peicherung <text:s/>(seit Sprint 4)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Open</text:p>
          </table:table-cell>
          <table:table-cell table:style-name="ce9" office:value-type="string" calcext:value-type="string">
            <text:p>low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ultiplayer</text:p>
          </table:table-cell>
          <table:table-cell table:style-name="ce2" office:value-type="string" calcext:value-type="string">
            <text:p>Das Spiel soll von zwei Spielern spielbar sein.</text:p>
          </table:table-cell>
          <table:table-cell office:value-type="string" calcext:value-type="string">
            <text:p>Multiplayer <text:s/>(seit Sprint 4)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Open</text:p>
          </table:table-cell>
          <table:table-cell table:style-name="ce8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8"/>
          <table:table-cell table:style-name="ce3"/>
          <table:table-cell table:number-columns-repeated="1015"/>
        </table:table-row>
        <table:table-row table:style-name="ro2">
          <table:table-cell table:number-columns-repeated="5"/>
          <table:table-cell table:formula="of:=SUM([.F3:.F32])" office:value-type="float" office:value="114" calcext:value-type="float">
            <text:p>114</text:p>
          </table:table-cell>
          <table:table-cell table:formula="of:=SUM([.F26:.F32])" office:value-type="float" office:value="52" calcext:value-type="float">
            <text:p>52</text:p>
          </table:table-cell>
          <table:table-cell/>
          <table:table-cell table:style-name="ce3"/>
          <table:table-cell table:number-columns-repeated="1015"/>
        </table:table-row>
        <table:table-row table:style-name="ro2" table:number-rows-repeated="3">
          <table:table-cell table:number-columns-repeated="8"/>
          <table:table-cell table:style-name="ce3"/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Erledigter Workload</text:p>
          </table:table-cell>
          <table:table-cell office:value-type="string" calcext:value-type="string">
            <text:p>Offener Workload</text:p>
          </table:table-cell>
          <table:table-cell office:value-type="string" calcext:value-type="string">
            <text:p>Geplanter Workload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Sprint 1 (6.10 bis 14.10)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60.5" calcext:value-type="float">
            <text:p>60,5</text:p>
          </table:table-cell>
          <table:table-cell table:style-name="ce6"/>
          <table:table-cell table:style-name="ce3"/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Sprint 2 (14.10 bis 21.10)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.5" calcext:value-type="float">
            <text:p>50,5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print 3 (21.10 bis 28.10)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2.5" calcext:value-type="float">
            <text:p>42,5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print 4 (28.10 bis 05.11)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.5" calcext:value-type="float">
            <text:p>30,5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print 5 (05.11 bis 11.11)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3.5" calcext:value-type="float">
            <text:p>73,5</text:p>
          </table:table-cell>
          <table:table-cell table:style-name="ce6"/>
          <table:table-cell office:value-type="string" calcext:value-type="string">
            <text:p>ab hier plus 52 h durch neue Requirements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Sprint 6 (11.11 bis 24.11)</text:p>
          </table:table-cell>
          <table:table-cell table:style-name="ce6" table:number-columns-repeated="2"/>
          <table:table-cell table:style-name="ce6" office:value-type="string" calcext:value-type="string">
            <text:p>39.5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print 7 (24.11 bis 02.12)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print 8 (02.12 bis 08.12)</text:p>
          </table:table-cell>
          <table:table-cell table:style-name="ce6" table:number-columns-repeated="3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.00.0000</text:date>, <text:time style:data-style-name="N2" text:time-value="17:57:09.57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06-09-16T00:00:00</meta:creation-date>
    <dc:date>2015-11-12T18:04:01.033000000</dc:date>
    <meta:generator>LibreOffice/4.4.0.3$Windows_x86 LibreOffice_project/de093506bcdc5fafd9023ee680b8c60e3e0645d7</meta:generator>
    <meta:editing-duration>PT47M21S</meta:editing-duration>
    <meta:editing-cycles>12</meta:editing-cycles>
    <meta:document-statistic meta:table-count="1" meta:cell-count="202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6cm" xlink:href=".." xlink:type="simple" chart:class="chart:line" chart:style-name="ch1">
        <chart:legend chart:legend-position="end" svg:x="11.642cm" svg:y="3.945cm" style:legend-expansion="high" chart:style-name="ch2"/>
        <chart:plot-area chart:style-name="ch3" table:cell-range-address="Tabelle1.E39:Tabelle1.G46 Tabelle1.F38:Tabelle1.G38" chart:data-source-has-labels="both" svg:x="0.32cm" svg:y="0.179cm" svg:width="11.002cm" svg:height="8.628cm">
          <chartooo:coordinate-region svg:x="2.159cm" svg:y="0.179cm" svg:width="8.121cm" svg:height="5.167cm"/>
          <chart:axis chart:dimension="x" chart:name="primary-x" chart:style-name="ch4" chartooo:axis-type="auto">
            <chartooo:date-scale/>
            <chart:categories table:cell-range-address="Tabelle1.E39:Tabelle1.E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F39:Tabelle1.F46" chart:label-cell-address="Tabelle1.F38:Tabelle1.F38" chart:class="chart:line">
            <chart:data-point chart:repeated="8"/>
          </chart:series>
          <chart:series chart:style-name="ch7" chart:values-cell-range-address="Tabelle1.G39:Tabelle1.G46" chart:label-cell-address="Tabelle1.G38:Tabelle1.G38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ledigter Workload</text:p>
                <draw:g>
                  <svg:desc>Tabelle1.F38:Tabelle1.F38</svg:desc>
                </draw:g>
              </table:table-cell>
              <table:table-cell office:value-type="string">
                <text:p>Offener Workload</text:p>
                <draw:g>
                  <svg:desc>Tabelle1.G38:Tabelle1.G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1 (6.10 bis 14.10)</text:p>
                <draw:g>
                  <svg:desc>Tabelle1.E39:Tabelle1.E46</svg:desc>
                </draw:g>
              </table:table-cell>
              <table:table-cell office:value-type="float" office:value="1.5">
                <text:p>1.5</text:p>
                <draw:g>
                  <svg:desc>Tabelle1.F39:Tabelle1.F46</svg:desc>
                </draw:g>
              </table:table-cell>
              <table:table-cell office:value-type="float" office:value="60.5">
                <text:p>60.5</text:p>
                <draw:g>
                  <svg:desc>Tabelle1.G39:Tabelle1.G46</svg:desc>
                </draw:g>
              </table:table-cell>
            </table:table-row>
            <table:table-row>
              <table:table-cell office:value-type="string">
                <text:p>Sprint 2 (14.10 bis 21.10)</text:p>
              </table:table-cell>
              <table:table-cell office:value-type="float" office:value="10">
                <text:p>1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Sprint 3 (21.10 bis 28.10)</text:p>
              </table:table-cell>
              <table:table-cell office:value-type="float" office:value="8">
                <text:p>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Sprint 4 (28.10 bis 05.11)</text:p>
              </table:table-cell>
              <table:table-cell office:value-type="float" office:value="12">
                <text:p>1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Sprint 5 (05.11 bis 11.11)</text:p>
              </table:table-cell>
              <table:table-cell office:value-type="float" office:value="9">
                <text:p>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Sprint 6 (11.11 bis 24.11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rint 7 (24.11 bis 02.1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rint 8 (02.12 bis 08.1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